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12.569cm" table:align="left" fo:background-color="transparent">
        <style:background-image/>
      </style:table-properties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3.805cm"/>
    </style:style>
    <style:style style:name="Table1.C" style:family="table-column">
      <style:table-column-properties style:column-width="4.81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Google Sans Flex" fo:font-size="12pt" fo:letter-spacing="normal" fo:font-weight="normal" style:font-size-asian="10pt" style:font-size-complex="10pt"/>
    </style:style>
    <style:style style:name="P2" style:family="paragraph" style:parent-style-name="Horizontal_20_Line">
      <style:paragraph-properties fo:margin-top="0cm" fo:margin-bottom="0.247cm" style:contextual-spacing="false" fo:line-height="175%"/>
      <style:text-properties fo:font-size="10pt" style:font-size-asian="10pt" style:font-size-complex="10pt"/>
    </style:style>
    <style:style style:name="P3" style:family="paragraph" style:parent-style-name="Heading_20_2">
      <style:paragraph-properties fo:margin-left="0cm" fo:margin-right="0cm" fo:margin-top="0.741cm" fo:margin-bottom="0.212cm" style:contextual-spacing="false" style:line-height-at-least="0.741cm" fo:text-indent="0cm" style:auto-text-indent="false"/>
      <style:text-properties style:font-name="Google Sans Flex" fo:font-size="15pt" fo:letter-spacing="normal" fo:font-weight="bold" style:font-size-asian="10pt" style:font-size-complex="10pt" loext:padding="0cm" loext:border="none"/>
    </style:style>
    <style:style style:name="P4" style:family="paragraph" style:parent-style-name="Heading_20_3">
      <style:paragraph-properties fo:margin-left="0cm" fo:margin-right="0cm" fo:margin-top="0.741cm" fo:margin-bottom="0.212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75%" fo:text-indent="0cm" style:auto-text-indent="fals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2pt" fo:letter-spacing="normal" fo:font-style="normal" fo:font-weight="normal" style:font-size-asian="10pt" style:font-size-complex="10pt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.212cm" fo:margin-bottom="0.212cm" style:contextual-spacing="false" fo:line-height="120%" fo:text-indent="0cm" style:auto-text-indent="false" fo:padding="0cm" fo:border="none"/>
      <style:text-properties fo:font-size="10pt" style:font-size-asian="10pt" style:font-size-complex="10pt"/>
    </style:style>
    <style:style style:name="P10" style:family="paragraph" style:parent-style-name="Text_20_body" style:list-style-name="L2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.212cm" fo:margin-bottom="0.212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style:font-name="KaTeX Main" fo:font-size="12pt" fo:letter-spacing="normal" fo:font-style="normal" fo:font-weight="normal" style:font-size-asian="10pt" style:font-size-complex="10pt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13" style:family="paragraph" style:parent-style-name="Text_20_body" style:list-style-name="L3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line-height="175%" fo:text-indent="0cm" style:auto-text-indent="fals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15" style:family="paragraph" style:parent-style-name="Table_20_Contents">
      <style:paragraph-properties fo:margin-left="0cm" fo:margin-right="0cm" style:line-height-at-least="0.529cm" fo:text-indent="0cm" style:auto-text-indent="false"/>
      <style:text-properties style:font-name="Google Sans Flex" fo:font-size="12pt" fo:letter-spacing="normal" fo:font-weight="bold"/>
    </style:style>
    <style:style style:name="P16" style:family="paragraph" style:parent-style-name="Table_20_Contents">
      <style:paragraph-properties fo:margin-left="0cm" fo:margin-right="0cm" style:line-height-at-least="0.529cm" fo:text-indent="0cm" style:auto-text-indent="false"/>
    </style:style>
    <style:style style:name="P17" style:family="paragraph" style:parent-style-name="Quotations">
      <style:paragraph-properties fo:margin-left="1cm" fo:margin-right="1cm" fo:margin-top="0cm" fo:margin-bottom="0.423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18" style:family="paragraph" style:parent-style-name="Heading_20_3">
      <style:paragraph-properties fo:margin-left="0cm" fo:margin-right="0cm" fo:margin-top="0.741cm" fo:margin-bottom="0.212cm" style:contextual-spacing="false" style:line-height-at-least="0.635cm" fo:text-indent="0cm" style:auto-text-indent="false"/>
      <style:text-properties style:font-name="Google Sans Flex" fo:font-size="12pt" fo:letter-spacing="normal" fo:font-weight="bold" style:font-size-asian="10pt" style:font-size-complex="10pt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style:line-height-at-least="0.529cm" fo:text-indent="0cm" style:auto-text-indent="false"/>
      <style:text-properties style:font-name="Google Sans Flex" fo:font-size="10.5pt" fo:letter-spacing="normal" fo:font-weight="bold" style:font-size-asian="10pt" style:font-size-complex="10pt" loext:padding="0cm" loext:border="non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23cm" style:contextual-spacing="false" style:line-height-at-least="0.529cm" fo:text-indent="0cm" style:auto-text-indent="false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75%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75%" fo:text-indent="0cm" style:auto-text-indent="false"/>
      <style:text-properties fo:color="#8430ce" loext:opacity="100%"/>
    </style:style>
    <style:style style:name="P24" style:family="paragraph" style:parent-style-name="Text_20_body" style:list-style-name="L4">
      <style:paragraph-properties fo:margin-left="0cm" fo:margin-right="0cm" fo:margin-top="0.212cm" fo:margin-bottom="0.212cm" style:contextual-spacing="false" fo:line-height="175%" fo:text-indent="0cm" style:auto-text-indent="false" fo:padding="0cm" fo:border="none"/>
      <style:text-properties style:font-name="Google Sans Flex" fo:font-size="12pt" fo:letter-spacing="normal" fo:font-weight="normal" style:font-size-asian="10pt" style:font-size-complex="10pt" loext:padding="0cm" loext:border="none"/>
    </style:style>
    <style:style style:name="P25" style:family="paragraph" style:parent-style-name="Text_20_body" style:list-style-name="L4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26" style:family="paragraph" style:parent-style-name="Text_20_body" style:list-style-name="L5">
      <style:paragraph-properties fo:margin-left="0cm" fo:margin-right="0cm" fo:margin-top="0.212cm" fo:margin-bottom="0.212cm" style:contextual-spacing="false" style:line-height-at-least="0.529cm" fo:text-indent="0cm" style:auto-text-indent="false" fo:padding="0cm" fo:border="none"/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style:font-size-asian="10pt" style:font-size-complex="10pt" loext:padding="0cm" loext:border="none"/>
    </style:style>
    <style:style style:name="P28" style:family="paragraph" style:parent-style-name="Heading_20_2">
      <style:paragraph-properties fo:margin-left="0cm" fo:margin-right="0cm" fo:margin-top="0cm" fo:margin-bottom="0.247cm" style:contextual-spacing="false" fo:line-height="115%" fo:orphans="2" fo:widows="2" fo:text-indent="0cm" style:auto-text-indent="false"/>
      <style:text-properties fo:font-variant="normal" fo:text-transform="none" fo:color="#1f1f1f" loext:opacity="100%" style:font-name="Times New Roman" fo:font-size="10pt" fo:letter-spacing="normal" fo:font-style="normal" fo:font-weight="normal" style:font-size-asian="10pt" style:font-size-complex="10pt"/>
    </style:style>
    <style:style style:name="P29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Google Sans Flex" fo:font-size="10.5pt" fo:letter-spacing="normal" fo:font-weight="normal" loext:padding="0cm" loext:border="none"/>
    </style:style>
    <style:style style:name="T3" style:family="text">
      <style:text-properties style:font-name="Google Sans Flex" fo:font-size="12pt" fo:letter-spacing="normal" fo:font-weight="bold" loext:padding="0cm" loext:border="none"/>
    </style:style>
    <style:style style:name="T4" style:family="text">
      <style:text-properties style:font-name="Google Sans Flex" fo:font-size="12pt" fo:letter-spacing="normal" fo:font-weight="normal" loext:padding="0cm" loext:border="none"/>
    </style:style>
    <style:style style:name="T5" style:family="text">
      <style:text-properties fo:font-family="'KaTeX Math'" fo:font-style="italic"/>
    </style:style>
    <style:style style:name="T6" style:family="text">
      <style:text-properties fo:font-variant="normal" fo:text-transform="none" fo:font-family="'KaTeX Math'" fo:font-size="12pt" fo:letter-spacing="normal" fo:font-style="italic" fo:font-weight="normal" loext:padding="0cm" loext:border="none"/>
    </style:style>
    <style:style style:name="T7" style:family="text">
      <style:text-properties style:font-name="Google Sans Flex" fo:font-size="10.5pt" fo:letter-spacing="normal" fo:font-weight="normal"/>
    </style:style>
    <style:style style:name="T8" style:family="text">
      <style:text-properties style:font-name="Google Sans Flex" fo:font-size="12pt" fo:letter-spacing="normal" fo:font-weight="normal"/>
    </style:style>
    <style:style style:name="T9" style:family="text">
      <style:text-properties style:font-name="Google Sans Flex" fo:font-size="12pt" fo:letter-spacing="normal" fo:font-weight="normal" fo:background-color="#f0f4f9" loext:char-shading-value="0" loext:padding="0cm" loext:border="none"/>
    </style:style>
    <style:style style:name="T10" style:family="text">
      <style:text-properties fo:color="#b55908" loext:opacity="100%" style:font-name="Google Sans Flex" fo:font-size="12pt" fo:letter-spacing="normal" fo:font-weight="normal" fo:background-color="#f0f4f9" loext:char-shading-value="0" loext:padding="0cm" loext:border="none"/>
    </style:style>
    <style:style style:name="T11" style:family="text">
      <style:text-properties fo:color="#8430ce" loext:opacity="100%" style:font-name="Google Sans Flex" fo:font-size="12pt" fo:letter-spacing="normal" fo:font-weight="normal" fo:background-color="#f0f4f9" loext:char-shading-value="0" loext:padding="0cm" loext:border="none"/>
    </style:style>
    <style:style style:name="T12" style:family="text">
      <style:text-properties fo:letter-spacing="normal" fo:background-color="#f0f4f9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ation provides a technical overview of the <text:span text:style-name="T1">Mamba-style State Space Model (SSM)</text:span> implementation provided in the previous response. It highlights the design choices made to ensure compatibility with <text:span text:style-name="T1">Zygote.jl</text:span> (Flux's AD engine) and the <text:span text:style-name="T1">modern Flux training API</text:span>.</text:p>
      <text:section text:style-name="Sect1" text:name="model-response-message-contentr_6d6c7423fc788261">
        <text:p text:style-name="P2"/>
        <text:h text:style-name="P3" text:outline-level="2">1. Architectural Components</text:h>
        <text:h text:style-name="P4" text:outline-level="3"><text:span text:style-name="Source_20_Text"><text:span text:style-name="T2">RMSNorm</text:span></text:span></text:h>
        <text:p text:style-name="P5">Root Mean Square Layer Normalization is used for stabilizing the activations without the need for mean subtraction (centering).</text:p>
        <text:list text:style-name="L1">
          <text:list-item>
            <text:p text:style-name="P6"><text:span text:style-name="T3">Parameters</text:span><text:span text:style-name="T4">: </text:span><text:span text:style-name="Source_20_Text"><text:span text:style-name="T2">γ</text:span></text:span><text:span text:style-name="T4"> (Scaling vector).</text:span></text:p>
          </text:list-item>
          <text:list-item>
            <text:p text:style-name="P7"><text:span text:style-name="T1">Formula</text:span>: </text:p>
            <text:p text:style-name="P8"><draw:frame draw:style-name="fr1" draw:name="Image1" text:anchor-type="char" svg:width="3.413cm" svg:height="1cm" draw:z-index="1"><draw:image xlink:href="data:image/svg+xml;utf8,%3Csvg%20xmlns=%22http://www.w3.org/2000/svg%22%20width=%22400em%22%20height=%221.28em%22%20viewBox=%220%200%20400000%201296%22%20preserveAspectRatio=%22xMinYMin%20slice%22%3E%3Cpath%20d=%22M263,681c0.7,0,18,39.7,52,119%0Ac34,79.3,68.167,158.7,102.5,238c34.3,79.3,51.8,119.3,52.5,120%0Ac340,-704.7,510.7,-1060.3,512,-1067%0Al0%20-0%0Ac4.7,-7.3,11,-11,19,-11%0AH40000v40H1012.3%0As-271.3,567,-271.3,567c-38.7,80.7,-84,175,-136,283c-52,108,-89.167,185.3,-111.5,232%0Ac-22.3,46.7,-33.8,70.3,-34.5,71c-4.7,4.7,-12.3,7,-23,7s-12,-1,-12,-1%0As-109,-253,-109,-253c-72.7,-168,-109.3,-252,-110,-252c-10.7,8,-22,16.7,-34,26%0Ac-22,17.3,-33.3,26,-34,26s-26,-26,-26,-26s76,-59,76,-59s76,-60,76,-60z%0AM1001%2080h400000v40h-400000z%22%3E%3C/path%3E%3C/svg%3E" xlink:type="simple" xlink:show="embed" xlink:actuate="onLoad"/></draw:frame>RMSNorm(<text:span text:style-name="T5">x</text:span>)=mean(<text:span text:style-name="T5">x</text:span>2)+<text:span text:style-name="T5">ϵ</text:span>​<text:span text:style-name="T5">x</text:span>​⋅<text:span text:style-name="T5">γ</text:span></text:p>
          </text:list-item>
          <text:list-item>
            <text:p text:style-name="P6"><text:span text:style-name="T3">Implementation</text:span><text:span text:style-name="T4">: Utilizes </text:span><text:span text:style-name="Source_20_Text"><text:span text:style-name="T2">dims=1</text:span></text:span><text:span text:style-name="T4"> to normalize across the feature dimension while maintaining the sequence length dimension.</text:span></text:p>
          </text:list-item>
        </text:list>
        <text:h text:style-name="P4" text:outline-level="3"><text:span text:style-name="Source_20_Text"><text:span text:style-name="T2">GatedSSM</text:span></text:span><text:span text:style-name="T3"> (The Core)</text:span></text:h>
        <text:p text:style-name="P5">This is a simplified version of a Selective State Space Model. It handles the temporal recurrence of the sequence.</text:p>
        <text:list text:style-name="L2">
          <text:list-item>
            <text:p text:style-name="P9"><text:span text:style-name="T3">Selective Mechanism</text:span><text:span text:style-name="T4">: A </text:span><text:span text:style-name="Source_20_Text"><text:span text:style-name="T2">gate</text:span></text:span><text:span text:style-name="T4"> (Dense layer with Sigmoid) is applied to the input </text:span><text:span text:style-name="T6">u</text:span><text:span text:style-name="T4"> before it influences the hidden state </text:span><text:span text:style-name="T6">h</text:span><text:span text:style-name="T4">.</text:span></text:p>
          </text:list-item>
          <text:list-item>
            <text:p text:style-name="P10"><text:span text:style-name="T1">Recurrence</text:span>: </text:p>
            <text:p text:style-name="P11"><text:span text:style-name="T5">ht</text:span>​=<text:span text:style-name="T5">Aht</text:span>−1​+<text:span text:style-name="T5">B</text:span>(<text:span text:style-name="T5">gt</text:span>​⊙<text:span text:style-name="T5">ut</text:span>​)</text:p>
            <text:p text:style-name="P11"><text:span text:style-name="T5">yt</text:span>​=<text:span text:style-name="T5">Cht</text:span>​</text:p>
          </text:list-item>
          <text:list-item>
            <text:p text:style-name="P12"><text:span text:style-name="T3">Functional Design</text:span><text:span text:style-name="T4">: To avoid the </text:span><text:span text:style-name="Source_20_Text"><text:span text:style-name="T2">Mutating arrays</text:span></text:span><text:span text:style-name="T4"> error, the implementation avoids pre-allocating an array and indexing into it (e.g., </text:span><text:span text:style-name="Source_20_Text"><text:span text:style-name="T2">out[t] = y</text:span></text:span><text:span text:style-name="T4">). Instead, it uses a functional collection pattern that Zygote can differentiate.</text:span></text:p>
          </text:list-item>
        </text:list>
        <text:h text:style-name="P4" text:outline-level="3"><text:span text:style-name="Source_20_Text"><text:span text:style-name="T2">MambaBlock</text:span></text:span></text:h>
        <text:p text:style-name="P5">The fundamental building block of the model. It follows a Pre-Norm residual architecture:</text:p>
        <text:list text:style-name="L3">
          <text:list-item>
            <text:p text:style-name="P13"><text:soft-page-break/><text:span text:style-name="T1">Normalize</text:span> the input.</text:p>
          </text:list-item>
          <text:list-item>
            <text:p text:style-name="P13"><text:span text:style-name="T1">Project</text:span> features via a linear layer.</text:p>
          </text:list-item>
          <text:list-item>
            <text:p text:style-name="P13">Process via the <text:span text:style-name="T1">SSM</text:span>.</text:p>
          </text:list-item>
          <text:list-item>
            <text:p text:style-name="P13"><text:span text:style-name="T1">Residual Connection</text:span>: Add the result back to the original input.</text:p>
          </text:list-item>
        </text:list>
        <text:p text:style-name="P2"/>
        <text:h text:style-name="P3" text:outline-level="2">2. Technical Decisions for Zygote Compatibility</text:h>
        <text:p text:style-name="P14">The most critical aspect of this implementation is ensuring "Differentiability."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5">Feature</text:p>
              </table:table-cell>
              <table:table-cell table:style-name="Table1.A1" office:value-type="string">
                <text:p text:style-name="P15">Old/Broken Way</text:p>
              </table:table-cell>
              <table:table-cell table:style-name="Table1.A1" office:value-type="string">
                <text:p text:style-name="P15">Modern/Safe Way</text:p>
              </table:table-cell>
            </table:table-row>
          </table:table-header-rows>
          <table:table-row>
            <table:table-cell table:style-name="Table1.A1" office:value-type="string">
              <text:p text:style-name="P15">State Collection</text:p>
            </table:table-cell>
            <table:table-cell table:style-name="Table1.A1" office:value-type="string">
              <text:p text:style-name="P16"><text:span text:style-name="Source_20_Text"><text:span text:style-name="T7">outputs[t] = val</text:span></text:span></text:p>
            </table:table-cell>
            <table:table-cell table:style-name="Table1.A1" office:value-type="string">
              <text:p text:style-name="P16"><text:span text:style-name="Source_20_Text"><text:span text:style-name="T7">[outputs..., val]</text:span></text:span><text:span text:style-name="T8"> or </text:span><text:span text:style-name="Source_20_Text"><text:span text:style-name="T7">map</text:span></text:span></text:p>
            </table:table-cell>
          </table:table-row>
          <table:table-row>
            <table:table-cell table:style-name="Table1.A1" office:value-type="string">
              <text:p text:style-name="P15">Gradients</text:p>
            </table:table-cell>
            <table:table-cell table:style-name="Table1.A1" office:value-type="string">
              <text:p text:style-name="P16"><text:span text:style-name="Source_20_Text"><text:span text:style-name="T7">Flux.gradient(params)</text:span></text:span></text:p>
            </table:table-cell>
            <table:table-cell table:style-name="Table1.A1" office:value-type="string">
              <text:p text:style-name="P16"><text:span text:style-name="Source_20_Text"><text:span text:style-name="T7">Flux.withgradient(model)</text:span></text:span></text:p>
            </table:table-cell>
          </table:table-row>
          <table:table-row>
            <table:table-cell table:style-name="Table1.A1" office:value-type="string">
              <text:p text:style-name="P15">State Management</text:p>
            </table:table-cell>
            <table:table-cell table:style-name="Table1.A1" office:value-type="string">
              <text:p text:style-name="P16"><text:span text:style-name="T8">Global </text:span><text:span text:style-name="Source_20_Text"><text:span text:style-name="T7">params</text:span></text:span></text:p>
            </table:table-cell>
            <table:table-cell table:style-name="Table1.A1" office:value-type="string">
              <text:p text:style-name="P16"><text:span text:style-name="Source_20_Text"><text:span text:style-name="T7">Flux.setup</text:span></text:span><text:span text:style-name="T8"> (Explicit State)</text:span></text:p>
            </table:table-cell>
          </table:table-row>
          <table:table-row>
            <table:table-cell table:style-name="Table1.A1" office:value-type="string">
              <text:p text:style-name="P15">Precision</text:p>
            </table:table-cell>
            <table:table-cell table:style-name="Table1.A1" office:value-type="string">
              <text:p text:style-name="P16"><text:span text:style-name="Source_20_Text"><text:span text:style-name="T7">Float64</text:span></text:span><text:span text:style-name="T8"> (default)</text:span></text:p>
            </table:table-cell>
            <table:table-cell table:style-name="Table1.A1" office:value-type="string">
              <text:p text:style-name="P16"><text:span text:style-name="Source_20_Text"><text:span text:style-name="T7">Float32</text:span></text:span><text:span text:style-name="T8"> (using </text:span><text:span text:style-name="Source_20_Text"><text:span text:style-name="T7">f0</text:span></text:span><text:span text:style-name="T8"> literals)</text:span></text:p>
            </table:table-cell>
          </table:table-row>
        </table:table>
        <text:p text:style-name="P17"><text:span text:style-name="T3">Note on Performance</text:span><text:span text:style-name="T4">: While </text:span><text:span text:style-name="Source_20_Text"><text:span text:style-name="T2">[outputs..., val]</text:span></text:span><text:span text:style-name="T4"> is mathematically pure and Zygote-safe, for extremely long sequences, it creates many temporary objects. For production-scale Mamba models, one would typically use specialized CUDA kernels or </text:span><text:span text:style-name="Source_20_Text"><text:span text:style-name="T2">Zygote.Buffer</text:span></text:span><text:span text:style-name="T4">.</text:span></text:p>
        <text:p text:style-name="P2"/>
        <text:h text:style-name="P3" text:outline-level="2">3. Training Pipeline</text:h>
        <text:p text:style-name="P14">The code follows the <text:span text:style-name="T1">Modern Flux Training Pattern</text:span> introduced in Flux v0.13+.</text:p>
        <text:h text:style-name="P18" text:outline-level="3">Step 1: Model &amp; Optimizer Setup</text:h>
        <text:p text:style-name="P19">Julia</text:p>
        <text:p text:style-name="P20"><text:span text:style-name="Source_20_Text"><text:span text:style-name="T9">model = MambaModel(...)</text:span></text:span></text:p>
        <text:p text:style-name="P20"><text:span text:style-name="Source_20_Text"><text:span text:style-name="T9">opt_state = Flux.setup(Flux.Adam(</text:span></text:span><text:span text:style-name="Source_20_Text"><text:span text:style-name="T10">1e-3</text:span></text:span><text:span text:style-name="Source_20_Text"><text:span text:style-name="T9">), model)</text:span></text:span></text:p>
        <text:p text:style-name="P21"><text:span text:style-name="Source_20_Text"><text:span text:style-name="T2">Flux.setup</text:span></text:span><text:span text:style-name="T4"> creates an </text:span><text:span text:style-name="Source_20_Text"><text:span text:style-name="T2">opt_state</text:span></text:span><text:span text:style-name="T4"> that mirrors the structure of the model, holding the moving averages for Adam.</text:span></text:p>
        <text:h text:style-name="P18" text:outline-level="3"><text:soft-page-break/>Step 2: Data Iteration</text:h>
        <text:p text:style-name="P21"><text:span text:style-name="T4">The data is expected as an iterable of pairs (e.g., </text:span><text:span text:style-name="Source_20_Text"><text:span text:style-name="T2">(x, y)</text:span></text:span><text:span text:style-name="T4">).</text:span></text:p>
        <text:h text:style-name="P4" text:outline-level="3"><text:span text:style-name="T3">Step 3: The </text:span><text:span text:style-name="Source_20_Text"><text:span text:style-name="T2">Flux.train!</text:span></text:span><text:span text:style-name="T3"> Loop</text:span></text:h>
        <text:p text:style-name="P19">Julia</text:p>
        <text:p text:style-name="P20"><text:span text:style-name="Source_20_Text"><text:span text:style-name="T9">Flux.train!(model, data, opt_state) </text:span></text:span><text:span text:style-name="Source_20_Text"><text:span text:style-name="T11">do</text:span></text:span><text:span text:style-name="Source_20_Text"><text:span text:style-name="T9"> m, x, y</text:span></text:span></text:p>
        <text:p text:style-name="P22"><text:span text:style-name="Source_20_Text"><text:span text:style-name="T12"><text:s text:c="4"/></text:span></text:span><text:span text:style-name="Source_20_Text"><text:span text:style-name="T9">y_hat = m(x)</text:span></text:span></text:p>
        <text:p text:style-name="P22"><text:span text:style-name="Source_20_Text"><text:span text:style-name="T12"><text:s text:c="4"/></text:span></text:span><text:span text:style-name="Source_20_Text"><text:span text:style-name="T9">Flux.mse(y_hat, y)</text:span></text:span></text:p>
        <text:p text:style-name="P23"><text:span text:style-name="Source_20_Text"><text:span text:style-name="T9">end</text:span></text:span></text:p>
        <text:list text:style-name="L4">
          <text:list-item>
            <text:p text:style-name="P24">The <text:span text:style-name="T1">Do-block</text:span> defines the loss function.</text:p>
          </text:list-item>
          <text:list-item>
            <text:p text:style-name="P25"><text:span text:style-name="T4">The first argument of the block (</text:span><text:span text:style-name="Source_20_Text"><text:span text:style-name="T2">m</text:span></text:span><text:span text:style-name="T4">) represents the model with weights being tracked for gradients.</text:span></text:p>
          </text:list-item>
          <text:list-item>
            <text:p text:style-name="P25"><text:span text:style-name="Source_20_Text"><text:span text:style-name="T2">Flux.train!</text:span></text:span><text:span text:style-name="T4"> automatically calculates gradients and calls </text:span><text:span text:style-name="Source_20_Text"><text:span text:style-name="T2">Flux.update!</text:span></text:span><text:span text:style-name="T4"> to modify the model weights.</text:span></text:p>
          </text:list-item>
        </text:list>
        <text:p text:style-name="P2"/>
        <text:h text:style-name="P3" text:outline-level="2">4. Troubleshooting common AD Errors</text:h>
        <text:list text:style-name="L5">
          <text:list-item>
            <text:p text:style-name="P26"><text:span text:style-name="Source_20_Text"><text:span text:style-name="T2">Mutating arrays is not supported</text:span></text:span><text:span text:style-name="T4">: Occurs if you try to use </text:span><text:span text:style-name="Source_20_Text"><text:span text:style-name="T2">.</text:span></text:span><text:span text:style-name="T4"> (broadcasting) on an existing array or use index assignment inside the loss function.</text:span></text:p>
          </text:list-item>
          <text:list-item>
            <text:p text:style-name="P26"><text:span text:style-name="Source_20_Text"><text:span text:style-name="T2">Can't differentiate ForeignObject</text:span></text:span><text:span text:style-name="T4">: Usually happens when a non-standard Julia object or a specific type of mutation is hidden inside a custom struct.</text:span></text:p>
          </text:list-item>
          <text:list-item>
            <text:p text:style-name="P26"><text:span text:style-name="T3">Type Promotion</text:span><text:span text:style-name="T4">: Ensure your input data is </text:span><text:span text:style-name="Source_20_Text"><text:span text:style-name="T2">Float32</text:span></text:span><text:span text:style-name="T4"> via </text:span><text:span text:style-name="Source_20_Text"><text:span text:style-name="T2">rand(Float32, ...)</text:span></text:span><text:span text:style-name="T4">. If the input is </text:span><text:span text:style-name="Source_20_Text"><text:span text:style-name="T2">Float64</text:span></text:span><text:span text:style-name="T4"> but the weights are </text:span><text:span text:style-name="Source_20_Text"><text:span text:style-name="T2">Float32</text:span></text:span><text:span text:style-name="T4">, the model will slow down significantly.</text:span></text:p>
          </text:list-item>
        </text:list>
      </text:section>
      <text:p text:style-name="P27"><draw:frame draw:style-name="fr2" draw:name="Frame1" text:anchor-type="char" svg:x="0cm" svg:width="0.041cm" draw:z-index="0"><draw:text-box fo:min-height="0.041cm"><text:h text:style-name="P28" text:outline-level="2">Το Gemini είπε</text:h></draw:text-box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Flex" svg:font-family="'Google Sans Flex', 'Google Sans', 'Helvetica Neue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5:38:10.117049300</meta:creation-date>
    <dc:date>2026-02-25T15:42:17.236447300</dc:date>
    <meta:editing-duration>PT25S</meta:editing-duration>
    <meta:editing-cycles>2</meta:editing-cycles>
    <meta:generator>LibreOffice/25.2.4.2$Windows_X86_64 LibreOffice_project/508ff62361999404a9d3590fe47df713b5888744</meta:generator>
    <meta:document-statistic meta:table-count="1" meta:image-count="1" meta:object-count="0" meta:page-count="3" meta:paragraph-count="62" meta:word-count="494" meta:character-count="3291" meta:non-whitespace-character-count="2838"/>
  </office:meta>
</office:document-meta>
</file>